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fo:font-weight="bold" officeooo:rsid="001ac2ae" officeooo:paragraph-rsid="001ac2a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fo:font-weight="bold" officeooo:rsid="00231607" officeooo:paragraph-rsid="0023160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4" style:family="paragraph" style:parent-style-name="Standard">
      <style:text-properties fo:color="#00a933" loext:opacity="100%" fo:font-size="22pt" fo:language="zxx" fo:country="none" fo:font-weight="bold" officeooo:rsid="0018618d" officeooo:paragraph-rsid="0018618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5" style:family="paragraph" style:parent-style-name="Standard">
      <style:text-properties fo:font-size="18pt" fo:language="zxx" fo:country="none" officeooo:rsid="0018618d" officeooo:paragraph-rsid="0018618d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>
      <style:text-properties fo:font-size="18pt" fo:language="zxx" fo:country="none" officeooo:rsid="0018618d" officeooo:paragraph-rsid="001ac2ae" style:font-size-asian="18pt" style:language-asian="zxx" style:country-asian="none" style:font-size-complex="18pt" style:language-complex="zxx" style:country-complex="none"/>
    </style:style>
    <style:style style:name="P7" style:family="paragraph" style:parent-style-name="Standard">
      <style:text-properties fo:font-size="18pt" fo:language="zxx" fo:country="none" officeooo:rsid="0018618d" officeooo:paragraph-rsid="001d1844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>
      <style:text-properties fo:font-size="18pt" fo:language="zxx" fo:country="none" officeooo:rsid="0018618d" officeooo:paragraph-rsid="001e4ed1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text-properties fo:font-size="18pt" fo:language="zxx" fo:country="none" officeooo:rsid="0018618d" officeooo:paragraph-rsid="0019963b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font-size="18pt" fo:language="zxx" fo:country="none" officeooo:rsid="0018618d" officeooo:paragraph-rsid="00231607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fo:font-size="18pt" fo:language="zxx" fo:country="none" officeooo:rsid="0018618d" officeooo:paragraph-rsid="00231607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text-properties fo:font-size="18pt" fo:language="zxx" fo:country="none" fo:font-style="normal" style:text-underline-style="none" officeooo:rsid="0018618d" officeooo:paragraph-rsid="0018618d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8618d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e4ed1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231607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231607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1ac2a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1e4ed1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23160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2" style:family="paragraph" style:parent-style-name="Standard">
      <style:text-properties fo:font-size="20pt" fo:language="zxx" fo:country="none" officeooo:rsid="0018618d" officeooo:paragraph-rsid="0018618d" style:font-size-asian="17.5pt" style:language-asian="zxx" style:country-asian="none" style:font-size-complex="20pt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4" style:family="paragraph" style:parent-style-name="Standard"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4ed1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1d1844" style:font-style-asian="italic" style:font-style-complex="italic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ac2ae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20374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e4ed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0374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358b6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1d1844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color="#00a933" loext:opacity="100%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3744" style:font-weight-asian="normal" style:font-weight-complex="normal"/>
    </style:style>
    <style:style style:name="T27" style:family="text">
      <style:text-properties fo:font-weight="normal" officeooo:rsid="00214860" style:font-weight-asian="normal" style:font-weight-complex="normal"/>
    </style:style>
    <style:style style:name="T28" style:family="text">
      <style:text-properties fo:font-weight="normal" officeooo:rsid="00231607" style:font-weight-asian="normal" style:font-weight-complex="normal"/>
    </style:style>
    <style:style style:name="T29" style:family="text">
      <style:text-properties officeooo:rsid="00231607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gyed-Kapcsolat diagram leképezése relációs sémákká:</text:p>
      <text:p text:style-name="P22"/>
      <text:p text:style-name="P5">Szobák( <text:span text:style-name="T1">id,</text:span><text:span text:style-name="T3"> létrehozás_időpontja, körök_száma) </text:span></text:p>
      <text:p text:style-name="P5"><text:span text:style-name="T3">Kérdések( </text:span><text:span text:style-name="T1">id</text:span><text:span text:style-name="T3">, témakör, helyes_válasz, nehézség, <text:tab/>helytelen_válaszok)</text:span></text:p>
      <text:p text:style-name="P5"><text:span text:style-name="T3">Meghívások( </text:span><text:span text:style-name="T23">id,</text:span><text:span text:style-name="T20"> típus, időpont, állapot</text:span><text:span text:style-name="T3">)</text:span></text:p>
      <text:p text:style-name="P5"><text:span text:style-name="T3">Üzenetek( </text:span><text:span text:style-name="T1">id</text:span><text:span text:style-name="T3">, állapot, időpont, tartalom)</text:span></text:p>
      <text:p text:style-name="P5"><text:span text:style-name="T3">Felhasználók( <text:s/></text:span><text:span text:style-name="T1">email</text:span><text:span text:style-name="T3">, felhasználónév, győzelmek_száma, <text:tab/>jelszó, <text:tab/>utoljára_online)</text:span></text:p>
      <text:p text:style-name="P5"><text:span text:style-name="T3"/></text:p>
      <text:p text:style-name="P5"><text:span text:style-name="T3">Barátja( </text:span><text:span text:style-name="T10">email</text:span><text:span text:style-name="T3">, </text:span><text:span text:style-name="T10">barát_email)</text:span></text:p>
      <text:p text:style-name="P12">Tartozik( <text:span text:style-name="T6">Szobák.id, </text:span><text:span text:style-name="T1">email</text:span><text:span text:style-name="T6">)</text:span></text:p>
      <text:p text:style-name="P13">Létrehoz<text:span text:style-name="T6">( </text:span><text:span text:style-name="T10">Szobák.</text:span><text:span text:style-name="T1">id</text:span><text:span text:style-name="T6">, email)</text:span></text:p>
      <text:p text:style-name="P13">Témaköre( <text:span text:style-name="T10">Szobák.id,</text:span> <text:span text:style-name="T10">Kérdések.id)</text:span></text:p>
      <text:p text:style-name="P13">Meghívót_küld( <text:span text:style-name="T6">küldő_email</text:span>, <text:span text:style-name="T1">Meghívások.id</text:span>) </text:p>
      <text:p text:style-name="P13">Meghívót_fogad( <text:span text:style-name="T6">fogadó_email</text:span>, <text:span text:style-name="T1">Meghívások.id</text:span>) </text:p>
      <text:p text:style-name="P13">Üzenetet_küld( <text:span text:style-name="T6">küldő_email</text:span>, Üzenetek<text:span text:style-name="T1">.id</text:span>) </text:p>
      <text:p text:style-name="P14">Üzenetet_fogad( <text:span text:style-name="T6">fogadó_email</text:span>, Üzenetek<text:span text:style-name="T1">.id</text:span>)</text:p>
      <text:p text:style-name="P14"/>
      <text:p text:style-name="P1">Összeolvasztás után: </text:p>
      <text:p text:style-name="P6">Felhasználók( <text:s/><text:span text:style-name="T1">email</text:span>, felhasználónév, győzelmek_száma, <text:tab/>jelszó, <text:tab/>utoljára_online, <text:span text:style-name="T11">Szobák.id</text:span>)</text:p>
      <text:p text:style-name="P7">Szobák( <text:span text:style-name="T1">id,</text:span><text:span text:style-name="T3"> létrehozás_időpontja, körök_száma, </text:span><text:span text:style-name="T8">email</text:span><text:span text:style-name="T3">) Meghívások( </text:span><text:span text:style-name="T23">id,</text:span><text:span text:style-name="T20"> típus, időpont, állapot, </text:span><text:span text:style-name="T21">küldő_email, <text:tab/>fogadó_email</text:span><text:span text:style-name="T3">)</text:span></text:p>
      <text:p text:style-name="P8"><text:span text:style-name="T3">Üzenetek( </text:span><text:span text:style-name="T1">id</text:span><text:span text:style-name="T3">, állapot, időpont, tartalom, </text:span><text:span text:style-name="T4">küldő_email, <text:tab/>fogadó_email</text:span><text:span text:style-name="T3">)</text:span></text:p>
      <text:p text:style-name="P8"><text:span text:style-name="T3">Kérdések( </text:span><text:span text:style-name="T1">id</text:span><text:span text:style-name="T3">, témakör, helyes_válasz, nehézség, <text:tab/>helytelen_válaszok)</text:span></text:p>
      <text:p text:style-name="P8"><text:span text:style-name="T3">Barátja( </text:span><text:span text:style-name="T10">email</text:span><text:span text:style-name="T3">, </text:span><text:span text:style-name="T10">barát_email)</text:span></text:p>
      <text:p text:style-name="P15">Témaköre( <text:span text:style-name="T10">Szobák.id,</text:span> <text:span text:style-name="T10">Kérdések.id)</text:span></text:p>
      <text:p text:style-name="P14"/>
      <text:p text:style-name="P3"><text:soft-page-break/>1NF nem teljesül, mert maradt többértékű attribútum {helytelen_válaszok}.</text:p>
      <text:p text:style-name="P17"/>
      <text:p text:style-name="P17"><text:span text:style-name="T24">1NF:</text:span> </text:p>
      <text:p text:style-name="P17">Helytelen válaszok( <text:span text:style-name="T10">Kérdések.id</text:span><text:span text:style-name="T6">, </text:span><text:span text:style-name="T1">helytelen_válasz</text:span>)</text:p>
      <text:p text:style-name="P9">Kérdések( <text:span text:style-name="T1">id</text:span>, témakör, helyes_válasz, nehézség)</text:p>
      <text:p text:style-name="P17"/>
      <text:p text:style-name="P3">Így már teljesül az 1NF, mert nincs több többértékű attribútum.</text:p>
      <text:p text:style-name="P3"/>
      <text:p text:style-name="P14"/>
      <text:p text:style-name="P1">2NF <text:span text:style-name="T25">teljesül, mert minden kulcs egy attribútumból áll, amely <text:tab/>sémában többől, abban nem található másodlagos attribútum.</text:span></text:p>
      <text:p text:style-name="P1"><text:span text:style-name="T25"/></text:p>
      <text:p text:style-name="P1"><text:span text:style-name="T25"/></text:p>
      <text:p text:style-name="P1"/>
      <text:p text:style-name="P1">3NF <text:span text:style-name="T25">nem teljesül, mert {email} → {felhasználónév} →{utoljára_online, győzelmek_száma, jelszó}</text:span></text:p>
      <text:p text:style-name="P1"><text:span text:style-name="T25"/></text:p>
      <text:p text:style-name="P19"><text:span text:style-name="T25">Felhasználó</text:span><text:span text:style-name="T28">k</text:span><text:span text:style-name="T25">( </text:span><text:span text:style-name="T2">email</text:span><text:span text:style-name="T25">, </text:span><text:span text:style-name="T16">felhasználónév</text:span><text:span text:style-name="T25">)</text:span></text:p>
      <text:p text:style-name="P20"><text:span text:style-name="T25">Felhasználónevek( </text:span><text:span text:style-name="T2">felhasználónév, </text:span><text:span text:style-name="T25">uto</text:span><text:span text:style-name="T26">l</text:span><text:span text:style-name="T25">jára_online, <text:tab/>győzelmek_száma, jelszó)</text:span></text:p>
      <text:p text:style-name="P1"><text:span text:style-name="T25"/></text:p>
      <text:p text:style-name="P1"/>
      <text:p text:style-name="P2">Végleges sémák:</text:p>
      <text:p text:style-name="P10"/>
      <text:p text:style-name="P11"><text:span text:style-name="T30">Szobák</text:span>( <text:span text:style-name="T1">id,</text:span><text:span text:style-name="T3"> létrehozás_időpontja, körök_száma, </text:span><text:span text:style-name="T8">email</text:span><text:span text:style-name="T3">) </text:span><text:span text:style-name="T5">Meghívások</text:span><text:span text:style-name="T3">( </text:span><text:span text:style-name="T23">id,</text:span><text:span text:style-name="T20"> típus, időpont, állapot, </text:span><text:span text:style-name="T21">küldő_email, <text:tab/>fogadó_email</text:span><text:span text:style-name="T3">)</text:span></text:p>
      <text:p text:style-name="P11"><text:span text:style-name="T5">Üzenetek</text:span><text:span text:style-name="T3">( </text:span><text:span text:style-name="T1">id</text:span><text:span text:style-name="T3">, állapot, időpont, tartalom, </text:span><text:span text:style-name="T4">küldő_email, <text:tab/>fogadó_email</text:span><text:span text:style-name="T3">)</text:span></text:p>
      <text:p text:style-name="P11"><text:span text:style-name="T3"/></text:p>
      <text:p text:style-name="P11"><text:span text:style-name="T5">Barátja</text:span><text:span text:style-name="T3">( </text:span><text:span text:style-name="T10">email</text:span><text:span text:style-name="T3">, </text:span><text:span text:style-name="T10">barát_email)</text:span></text:p>
      <text:p text:style-name="P16"><text:span text:style-name="T30">Témaköre</text:span>( <text:span text:style-name="T10">Szobák.id,</text:span> <text:span text:style-name="T10">Kérdések.id)</text:span></text:p>
      <text:p text:style-name="P18"><text:span text:style-name="T30">Helytelen válaszok</text:span>( <text:span text:style-name="T10">Kérdések.id</text:span><text:span text:style-name="T6">, </text:span><text:span text:style-name="T1">helytelen_válasz</text:span>)</text:p>
      <text:p text:style-name="P11"><text:span text:style-name="T22">Kérdések</text:span><text:span text:style-name="T7">( </text:span><text:span text:style-name="T10">id,</text:span><text:span text:style-name="T7"> </text:span><text:span text:style-name="T20">témakör, helyes_válasz, nehézség</text:span><text:span text:style-name="T10">)</text:span></text:p>
      <text:p text:style-name="P21"><text:soft-page-break/>Felhasználó<text:span text:style-name="T29">k</text:span><text:span text:style-name="T25">( </text:span><text:span text:style-name="T2">email</text:span><text:span text:style-name="T25">, </text:span><text:span text:style-name="T16">felhasználónév</text:span><text:span text:style-name="T25">)</text:span></text:p>
      <text:p text:style-name="P21">Felhasználónevek<text:span text:style-name="T25">( </text:span><text:span text:style-name="T13">felhasználónév</text:span><text:span text:style-name="T25">, </text:span><text:span text:style-name="T15">uto</text:span><text:span text:style-name="T17">l</text:span><text:span text:style-name="T15">jára_online, <text:tab/>győzelmek_száma, jelszó, Szobák.id</text:span><text:span text:style-name="T13">)</text:span></text:p>
      <text:p text:style-name="P14"><text:s text:c="4"/></text:p>
      <text:p text:style-name="P23"><text:span text:style-name="T19"/></text:p>
      <text:p text:style-name="P23"/>
      <text:p text:style-name="P23"><text:s/></text:p>
      <text:p text:style-name="P23"><text:span text:style-name="T10"/></text:p>
      <text:p text:style-name="P23"><text:span text:style-name="T6"/></text:p>
      <text:p text:style-name="P24"><text:span text:style-name="T6"/></text:p>
      <text:p text:style-name="P24"><text:span text:style-name="T6"/></text:p>
      <text:p text:style-name="P24"><text:s/></text:p>
      <text:p text:style-name="P22"><text:span text:style-name="T10"/></text:p>
      <text:p text:style-name="P22"><text:span text:style-name="T10"/>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3:39:40.890000000</meta:creation-date>
    <dc:date>2024-03-04T15:26:20.685000000</dc:date>
    <meta:editing-duration>PT1H33M35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2" meta:word-count="202" meta:character-count="2104" meta:non-whitespace-character-count="1914"/>
  </office:meta>
</office:document-meta>
</file>